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8a0d" officeooo:paragraph-rsid="00048a0d"/>
    </style:style>
    <style:style style:name="P2" style:family="paragraph" style:parent-style-name="Standard">
      <style:paragraph-properties fo:margin-left="0in" fo:margin-right="0in" fo:margin-top="0in" fo:margin-bottom="0in" style:contextual-spacing="false" fo:text-indent="0in" style:auto-text-indent="false"/>
      <style:text-properties loext:padding="0in" loext:border="none"/>
    </style:style>
    <style:style style:name="P3" style:family="paragraph" style:parent-style-name="Text_20_body">
      <style:text-properties officeooo:paragraph-rsid="00048a0d" loext:padding="0in" loext:border="none"/>
    </style:style>
    <style:style style:name="P4" style:family="paragraph" style:parent-style-name="Standard">
      <style:text-properties officeooo:paragraph-rsid="00094567"/>
    </style:style>
    <style:style style:name="P5" style:family="paragraph" style:parent-style-name="Text_20_body">
      <style:text-properties officeooo:paragraph-rsid="00094567"/>
    </style:style>
    <style:style style:name="P6" style:family="paragraph" style:parent-style-name="Text_20_body">
      <style:text-properties officeooo:paragraph-rsid="00094567"/>
    </style:style>
    <style:style style:name="P7" style:family="paragraph" style:parent-style-name="Text_20_body">
      <style:text-properties officeooo:rsid="000b95c5" officeooo:paragraph-rsid="000b95c5"/>
    </style:style>
    <style:style style:name="P8" style:family="paragraph" style:parent-style-name="Text_20_body">
      <style:text-properties officeooo:paragraph-rsid="000df654"/>
    </style:style>
    <style:style style:name="T1" style:family="text">
      <style:text-properties officeooo:rsid="000b95c5"/>
    </style:style>
    <style:style style:name="T2" style:family="text">
      <style:text-properties officeooo:rsid="000d6590"/>
    </style:style>
    <style:style style:name="T3" style:family="text">
      <style:text-properties officeooo:rsid="000df654"/>
    </style:style>
    <style:style style:name="T4" style:family="text">
      <style:text-properties officeooo:rsid="000e50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3"/>
      <text:p text:style-name="P2"/>
      <text:p text:style-name="P5"/>
      <text:p text:style-name="Horizontal_20_Line"/>
      <text:p text:style-name="Text_20_body"/>
      <text:p text:style-name="Text_20_body"/>
      <text:p text:style-name="P7">El hombre de cristal se giro rapidamente para mirar a Elara.</text:p>
      <text:p text:style-name="P5">—¿C<text:span text:style-name="T1">omo c</text:span>onoces a ese hombre? —preguntó Kael, <text:span text:style-name="T1">con </text:span>su voz cargad<text:span text:style-name="T1">a</text:span> de incertidumbre.</text:p>
      <text:p text:style-name="P5">Elara tardó un instante en responder. </text:p>
      <text:p text:style-name="P5">—Le he visto… —dijo finalmente—. No muy lejos de aquí.</text:p>
      <text:p text:style-name="P5">Kael frunció el ceño.<text:span text:style-name="T2"> Su</text:span><text:span text:style-name="T1"> rostro reflejaba una mezcla de incredulidad y temor.</text:span></text:p>
      <text:p text:style-name="P5">—Pero estos registros tienen nueve siglos de antigüedad… —murmuró.</text:p>
      <text:p text:style-name="P5">Elara sostuvo su mirada con firmeza.</text:p>
      <text:p text:style-name="P5">—Morgerathus sigue con vida.</text:p>
      <text:p text:style-name="P5">No era una suposición. No era una posibilidad. Era un hecho, tan real y sólido como las ruinas de la ciudad que yacía sobre sus cabezas. Kael no dijo nada, pero la verdad era innegable. Aquel hombre, aquel ser que había llevado a Acquanthis a la destrucción, no era un fantasma del pasado. Seguía aquí. De alguna manera, había desafiado el tiempo.</text:p>
      <text:p text:style-name="P5">Elara respiró hondo, tratando de contener la oleada de preguntas que se agolpaban en su mente.</text:p>
      <text:p text:style-name="P5">—¿Y qué sucedió después? —preguntó—. Lo que hemos visto no explica la caída de la ciudad.</text:p>
      <text:p text:style-name="P5">Kael asintió y echó un vistazo a los tubos de cristal que aún quedaban por revisar. Solo uno permanecía intacto. Si la historia de Acquanthis había sido registrada hasta el final, debía estar allí.</text:p>
      <text:p text:style-name="P5">Sin dudarlo, lo activaron.</text:p>
      <text:p text:style-name="P5">Las imágenes se encendieron con un resplandor dorado, y ante ellos apareció una escena diferente a las anteriores. Ya no se trataba de un palacio resplandeciente ni de calles bulliciosas llenas de vida. Ahora estaban en un recinto subterráneo, una sala de piedra iluminada por lámparas de cristal. En el centro, una gran mesa de madera reunía a varios hombres y mujeres con rostros sombríos.</text:p>
      <text:p text:style-name="P5">—El consejo… —murmuró Kael.</text:p>
      <text:p text:style-name="P5">Elara observó con atención. Se encontraban bajo la ciudad, en un refugio oculto donde los líderes de Acquanthis debatían los últimos acontecimientos. Sus expresiones eran graves, sus voces, tensas. Hablaban de la guerra, del enemigo, de la resistencia.</text:p>
      <text:p text:style-name="P8"><text:soft-page-break/>Los ataques se habían multiplicado. La población, aterrorizada, había huido a las montañas. </text:p>
      <text:p text:style-name="P8"><text:span text:style-name="T3">Las calles estaban desiertas.</text:span></text:p>
      <text:p text:style-name="P8"><text:span text:style-name="T3">D</text:span>entro de la ciudad solo queda<text:span text:style-name="T3">ba</text:span>n los integrantes de la resistencia y el ejercito de Morgerathus que cada vez <text:span text:style-name="T3">era</text:span> mas numeroso.</text:p>
      <text:p text:style-name="P8">Morgerathus utilizando la magia y el conocimiento de Omniscentis<text:span text:style-name="T3"> estaba</text:span> duplicando a sus soldados creando copias sin voluntad propia, demonios fieles a sus ordenes.</text:p>
      <text:p text:style-name="P8"/>
      <text:p text:style-name="P5">Entonces, una figura se levantó en la reunión.</text:p>
      <text:p text:style-name="P5">—Kael… —susurró Elara con asombro.</text:p>
      <text:p text:style-name="P5">El hombre que hablaba en la grabación era inconfundible. Tenía la misma voz, la misma presencia. Pero este Kael no era de cristal, ni su piel reflejaba la luz como el cuarzo. Este Kael era humano, de carne y hueso, vestido con la túnica de los eruditos de Acquanthis.</text:p>
      <text:p text:style-name="P5">—Ese eres tú… —dijo Elara, girándose hacia su compañero.</text:p>
      <text:p text:style-name="P5">Kael observaba la proyección con una intensidad indescriptible.</text:p>
      <text:p text:style-name="P5">—No puedo recordar eso… —respondió en voz baja—. Supongo que esa reunión ocurrió después de que se hiciera la copia.</text:p>
      <text:p text:style-name="P5">Elara sintió un escalofrío.</text:p>
      <text:p text:style-name="P8">—<text:span text:style-name="T3">Ahora veo que, en realidad, ese era Kael</text:span>.</text:p>
      <text:p text:style-name="P5">—Yo soy Aeternus.</text:p>
      <text:p text:style-name="P5">Elara no supo qué decir. Se quedó en silencio mientras la proyección continuaba.</text:p>
      <text:p text:style-name="P5">El Kael de la grabación hablaba con urgencia. El tiempo se estaba agotando. Un agente infiltrado en el palacio había traído información alarmante: Morgerathus estaba a punto de realizar un conjuro con el <text:span text:style-name="Emphasis">Omniscientis</text:span>, un ritual que lo convertiría en invencible. Se llevaría a cabo a medianoche.</text:p>
      <text:p text:style-name="P5">—Si lo logra, ya nada podrá detenerlo —<text:span text:style-name="T4">sentencio</text:span> Kael.</text:p>
      <text:p text:style-name="P5">El consejo intercambió miradas preocupadas. La desesperación era palpable. Entonces, una nueva figura se levantó.</text:p>
      <text:p text:style-name="P5">Elara sintió un vuelco en el corazón.</text:p>
      <text:p text:style-name="P5">—No puede ser…</text:p>
      <text:p text:style-name="P5">Allí, en la grabación, de pie frente al consejo, estaba ella.</text:p>
      <text:p text:style-name="P5">O, al menos, alguien que se le parecía demasiado.</text:p>
      <text:p text:style-name="P5">—¿Esa soy yo? —preguntó Elara, sin poder apartar la mirada de la imagen.</text:p>
      <text:p text:style-name="P5">Kael observó a la mujer con detenimiento.</text:p>
      <text:p text:style-name="P5"><text:soft-page-break/>—Tenéis un gran parecido —dijo finalmente—. Pero su nombre era Aeloria.</text:p>
      <text:p text:style-name="P5">Elara sintió que el mundo se tambaleaba a su alrededor.</text:p>
      <text:p text:style-name="P5">—¿Quién era ella?</text:p>
      <text:p text:style-name="P5">Kael no apartó los ojos de la proyección.</text:p>
      <text:p text:style-name="P5">—Aeloria fue una mujer admirable —dijo—. Respetada, íntegra, de principios inquebrantables. Fue ella quien logró reunir al pueblo cuando todo parecía perdido. Bajo su liderazgo, nació la resistencia contra Morgerathus.</text:p>
      <text:p text:style-name="P5">Elara sintió un estremecimiento al escuchar aquellas palabras.</text:p>
      <text:p text:style-name="P5">—¿Era su líder?</text:p>
      <text:p text:style-name="P5">—Sí —afirmó Kael—. Fue la esperanza de Acquanthis cuando la esperanza ya no existía.</text:p>
      <text:p text:style-name="P5">En la grabación, Aeloria hablaba con determinación. Urgía al consejo a proporcionarle los recursos necesarios para actuar de inmediato. Necesitaba un mapa del palacio y unas llaves que solo algunos miembros del consejo poseían. Explicaba que su ejército estaba listo, que los combatientes esperaban ocultos bajo el palacio, preparados para atacar en el momento preciso.</text:p>
      <text:p text:style-name="P5">—Debe ser esta noche —decía con convicción—. Antes de que sea demasiado tarde.</text:p>
      <text:p text:style-name="P5">El consejo escuchaba en silencio. Algunos asintieron. Otros parecían dudar.</text:p>
      <text:p text:style-name="P5">Y entonces, el suelo tembló.</text:p>
      <text:p text:style-name="P5">La imagen se sacudió violentamente. Elara sintió que su propio cuerpo reaccionaba al estruendo que ahora resonaba en la grabación. Gritos. Caos. El consejo se dispersó buscando refugio. Fragmentos de piedra cayeron del techo.</text:p>
      <text:p text:style-name="P5">Y luego, la grabación se cortó.</text:p>
      <text:p text:style-name="P5">Elara parpadeó. Durante un largo instante, todo quedó en silencio.</text:p>
      <text:p text:style-name="P5">—Eso es todo… —susurró Kael.</text:p>
      <text:p text:style-name="P5">Ya no había más registros. Ese era el último.</text:p>
      <text:p text:style-name="P5"/>
      <text:p text:style-name="P5"/>
      <text:p text:style-name="P4"><text:span text:style-name="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22T17:03:08.156000000</meta:creation-date>
    <dc:date>2025-02-23T13:15:38.952000000</dc:date>
    <meta:editing-duration>PT3H6M57S</meta:editing-duration>
    <meta:editing-cycles>6</meta:editing-cycles>
    <meta:generator>LibreOffice/7.3.5.2$Windows_X86_64 LibreOffice_project/184fe81b8c8c30d8b5082578aee2fed2ea847c01</meta:generator>
    <meta:document-statistic meta:table-count="0" meta:image-count="0" meta:object-count="0" meta:page-count="4" meta:paragraph-count="56" meta:word-count="863" meta:character-count="5266" meta:non-whitespace-character-count="4464"/>
  </office:meta>
</office:document-meta>
</file>